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2d5c03"/>
    </style:style>
    <style:style style:name="P2" style:family="paragraph" style:parent-style-name="Standard">
      <style:text-properties officeooo:paragraph-rsid="000f2c8b"/>
    </style:style>
    <style:style style:name="P3" style:family="paragraph" style:parent-style-name="Standard">
      <style:text-properties fo:font-style="italic" officeooo:rsid="000f2c8b" officeooo:paragraph-rsid="000f2c8b" style:font-style-asian="italic" style:font-style-complex="italic"/>
    </style:style>
    <style:style style:name="P4" style:family="paragraph" style:parent-style-name="Standard">
      <style:text-properties fo:font-style="italic" fo:font-weight="normal" officeooo:rsid="00126100" officeooo:paragraph-rsid="00126100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weight="bold" officeooo:rsid="000f2c8b" officeooo:paragraph-rsid="000f2c8b" style:font-weight-asian="bold" style:font-weight-complex="bold"/>
    </style:style>
    <style:style style:name="P6" style:family="paragraph" style:parent-style-name="Standard">
      <style:text-properties fo:font-weight="bold" officeooo:rsid="0011206b" officeooo:paragraph-rsid="0011206b" style:font-weight-asian="bold" style:font-weight-complex="bold"/>
    </style:style>
    <style:style style:name="P7" style:family="paragraph" style:parent-style-name="Standard">
      <style:text-properties fo:font-weight="bold" officeooo:rsid="0025f1bf" officeooo:paragraph-rsid="0025f1b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5pt" fo:font-weight="bold" officeooo:rsid="0023ede5" officeooo:paragraph-rsid="0023ede5" style:font-size-asian="35pt" style:font-weight-asian="bold" style:font-size-complex="3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23ede5" officeooo:paragraph-rsid="0023ede5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4pt" fo:font-weight="bold" officeooo:rsid="0023ede5" officeooo:paragraph-rsid="0023ede5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normal" officeooo:rsid="0023ede5" officeooo:paragraph-rsid="0023ede5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14pt" fo:font-weight="normal" officeooo:rsid="0023ede5" officeooo:paragraph-rsid="0023ede5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3ede5" officeooo:paragraph-rsid="0023ede5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2518e3" officeooo:paragraph-rsid="002518e3" style:font-size-asian="20pt" style:font-weight-asian="bold" style:font-size-complex="20pt" style:font-weight-complex="bold"/>
    </style:style>
    <style:style style:name="P15" style:family="paragraph" style:parent-style-name="Standard">
      <style:text-properties officeooo:paragraph-rsid="002814c2"/>
    </style:style>
    <style:style style:name="P16" style:family="paragraph" style:parent-style-name="Text_20_body">
      <style:text-properties officeooo:paragraph-rsid="002814c2"/>
    </style:style>
    <style:style style:name="P17" style:family="paragraph" style:parent-style-name="Text_20_body">
      <style:text-properties officeooo:rsid="002814c2" officeooo:paragraph-rsid="002814c2"/>
    </style:style>
    <style:style style:name="P18" style:family="paragraph" style:parent-style-name="Text_20_body">
      <style:text-properties officeooo:paragraph-rsid="002996af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officeooo:paragraph-rsid="002814c2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paragraph-rsid="00270bc4"/>
    </style:style>
    <style:style style:name="P26" style:family="paragraph" style:parent-style-name="Heading_20_2">
      <style:text-properties style:font-name="Liberation Serif" fo:font-size="14pt" style:font-size-asian="14pt" style:font-size-complex="14pt"/>
    </style:style>
    <style:style style:name="P27" style:family="paragraph" style:parent-style-name="Heading_20_2">
      <style:paragraph-properties fo:line-height="100%"/>
      <style:text-properties style:font-name="Liberation Serif" fo:font-size="14pt" officeooo:paragraph-rsid="002d5c03" style:font-size-asian="14pt" style:font-size-complex="14pt"/>
    </style:style>
    <style:style style:name="P28" style:family="paragraph" style:parent-style-name="Heading_20_2">
      <style:text-properties style:font-name="Liberation Serif" fo:font-size="14pt" officeooo:paragraph-rsid="0033cc9d" style:font-size-asian="14pt" style:font-size-complex="14pt"/>
    </style:style>
    <style:style style:name="P29" style:family="paragraph" style:parent-style-name="Heading_20_2">
      <style:text-properties style:font-name="Liberation Serif" fo:font-size="14pt" fo:font-weight="bold" officeooo:paragraph-rsid="00506a7c" style:font-size-asian="14pt" style:font-weight-asian="bold" style:font-size-complex="14pt" style:font-weight-complex="bold"/>
    </style:style>
    <style:style style:name="P30" style:family="paragraph" style:parent-style-name="Heading_20_2">
      <loext:graphic-properties draw:fill="none"/>
      <style:paragraph-properties fo:background-color="transparent"/>
      <style:text-properties style:font-name="Liberation Serif" fo:font-size="14pt" fo:font-weight="bold" officeooo:rsid="0068cd48" officeooo:paragraph-rsid="0068cd48" style:font-size-asian="14pt" style:font-weight-asian="bold" style:font-size-complex="14pt" style:font-weight-complex="bold"/>
    </style:style>
    <style:style style:name="P31" style:family="paragraph" style:parent-style-name="Heading_20_2">
      <style:paragraph-properties fo:break-before="page"/>
      <style:text-properties style:font-name="Liberation Serif" fo:font-size="14pt" style:font-size-asian="14pt" style:font-size-complex="14pt"/>
    </style:style>
    <style:style style:name="P32" style:family="paragraph" style:parent-style-name="Heading_20_2">
      <style:paragraph-properties fo:margin-top="0.201cm" fo:margin-bottom="0.201cm" loext:contextual-spacing="false"/>
      <style:text-properties style:font-name="Liberation Serif" fo:font-size="14pt" style:font-size-asian="14pt" style:font-size-complex="14pt"/>
    </style:style>
    <style:style style:name="P33" style:family="paragraph" style:parent-style-name="Standard" style:list-style-name="L1">
      <style:text-properties officeooo:rsid="000f2c8b" officeooo:paragraph-rsid="000f2c8b"/>
    </style:style>
    <style:style style:name="P34" style:family="paragraph" style:parent-style-name="Standard" style:list-style-name="L2">
      <style:text-properties officeooo:rsid="000f2c8b" officeooo:paragraph-rsid="000f2c8b"/>
    </style:style>
    <style:style style:name="P35" style:family="paragraph" style:parent-style-name="Standard">
      <style:text-properties fo:font-style="italic" fo:font-weight="normal" officeooo:rsid="000f2c8b" officeooo:paragraph-rsid="000f2c8b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style:text-underline-style="none" fo:font-weight="normal" officeooo:rsid="00126100" officeooo:paragraph-rsid="00126100" style:font-style-asian="italic" style:font-weight-asian="normal" style:font-style-complex="italic" style:font-weight-complex="normal"/>
    </style:style>
    <style:style style:name="P37" style:family="paragraph" style:parent-style-name="Standard" style:list-style-name="L18">
      <loext:graphic-properties draw:fill="none"/>
      <style:paragraph-properties fo:background-color="transparent"/>
      <style:text-properties fo:font-style="italic" style:text-underline-style="none" officeooo:rsid="00712252" officeooo:paragraph-rsid="00712252" style:font-style-asian="italic" style:font-style-complex="italic"/>
    </style:style>
    <style:style style:name="P38" style:family="paragraph" style:parent-style-name="Standard" style:list-style-name="L21">
      <loext:graphic-properties draw:fill="none"/>
      <style:paragraph-properties fo:background-color="transparent"/>
      <style:text-properties fo:font-style="italic" officeooo:rsid="007b08ea" officeooo:paragraph-rsid="007b08ea" style:font-style-asian="italic" style:font-style-complex="italic"/>
    </style:style>
    <style:style style:name="P39" style:family="paragraph" style:parent-style-name="Standard" style:list-style-name="L3">
      <style:text-properties fo:font-weight="normal" officeooo:rsid="000f2c8b" officeooo:paragraph-rsid="000f2c8b" style:font-weight-asian="normal" style:font-weight-complex="normal"/>
    </style:style>
    <style:style style:name="P40" style:family="paragraph" style:parent-style-name="Standard">
      <style:text-properties fo:font-weight="normal" officeooo:rsid="0011206b" officeooo:paragraph-rsid="0011206b" style:font-weight-asian="normal" style:font-weight-complex="normal"/>
    </style:style>
    <style:style style:name="P41" style:family="paragraph" style:parent-style-name="Standard">
      <style:text-properties fo:font-weight="normal" officeooo:rsid="00126100" officeooo:paragraph-rsid="00126100" style:font-weight-asian="normal" style:font-weight-complex="normal"/>
    </style:style>
    <style:style style:name="P42" style:family="paragraph" style:parent-style-name="Standard" style:list-style-name="L4">
      <style:text-properties fo:font-weight="normal" officeooo:rsid="0013bf1a" officeooo:paragraph-rsid="002d5c03" style:font-weight-asian="normal" style:font-weight-complex="normal"/>
    </style:style>
    <style:style style:name="P43" style:family="paragraph" style:parent-style-name="Standard" style:list-style-name="L4">
      <style:text-properties fo:font-weight="normal" officeooo:rsid="0013bf1a" officeooo:paragraph-rsid="0023ede5" style:font-weight-asian="normal" style:font-weight-complex="normal"/>
    </style:style>
    <style:style style:name="P44" style:family="paragraph" style:parent-style-name="Standard">
      <style:text-properties fo:font-weight="normal" officeooo:rsid="0013bf1a" officeooo:paragraph-rsid="002d5c03" style:font-weight-asian="normal" style:font-weight-complex="normal"/>
    </style:style>
    <style:style style:name="P45" style:family="paragraph" style:parent-style-name="Standard" style:list-style-name="L4">
      <style:text-properties fo:font-weight="normal" officeooo:rsid="00155f95" officeooo:paragraph-rsid="002d5c03" style:font-weight-asian="normal" style:font-weight-complex="normal"/>
    </style:style>
    <style:style style:name="P46" style:family="paragraph" style:parent-style-name="Standard" style:list-style-name="L4">
      <style:text-properties fo:font-weight="normal" officeooo:rsid="0015bb46" officeooo:paragraph-rsid="002d5c03" style:font-weight-asian="normal" style:font-weight-complex="normal"/>
    </style:style>
    <style:style style:name="P47" style:family="paragraph" style:parent-style-name="Standard" style:list-style-name="L4">
      <style:text-properties fo:font-weight="normal" officeooo:rsid="001797ee" officeooo:paragraph-rsid="002d5c03" style:font-weight-asian="normal" style:font-weight-complex="normal"/>
    </style:style>
    <style:style style:name="P48" style:family="paragraph" style:parent-style-name="Standard" style:list-style-name="L4">
      <style:text-properties fo:font-weight="normal" officeooo:rsid="00183ef6" officeooo:paragraph-rsid="002d5c03" style:font-weight-asian="normal" style:font-weight-complex="normal"/>
    </style:style>
    <style:style style:name="P49" style:family="paragraph" style:parent-style-name="Standard" style:list-style-name="L4">
      <style:text-properties fo:font-weight="normal" officeooo:rsid="00183f9e" officeooo:paragraph-rsid="002d5c03" style:font-weight-asian="normal" style:font-weight-complex="normal"/>
    </style:style>
    <style:style style:name="P50" style:family="paragraph" style:parent-style-name="Standard" style:list-style-name="L4">
      <style:text-properties fo:font-weight="normal" officeooo:rsid="001a33ee" officeooo:paragraph-rsid="002d5c03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1bf0d2" officeooo:paragraph-rsid="002d5c03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1c79cd" officeooo:paragraph-rsid="002d5c03" style:font-weight-asian="normal" style:font-weight-complex="normal"/>
    </style:style>
    <style:style style:name="P53" style:family="paragraph" style:parent-style-name="Standard">
      <style:text-properties style:text-underline-style="solid" style:text-underline-width="auto" style:text-underline-color="font-color" fo:font-weight="normal" officeooo:rsid="0011206b" officeooo:paragraph-rsid="0011206b" style:font-weight-asian="normal" style:font-weight-complex="normal"/>
    </style:style>
    <style:style style:name="P54" style:family="paragraph" style:parent-style-name="Standard" style:list-style-name="L4">
      <style:text-properties officeooo:paragraph-rsid="0023ede5"/>
    </style:style>
    <style:style style:name="P55" style:family="paragraph" style:parent-style-name="Standard" style:list-style-name="L4">
      <style:text-properties officeooo:paragraph-rsid="002d5c03"/>
    </style:style>
    <style:style style:name="P56" style:family="paragraph" style:parent-style-name="Standard" style:list-style-name="L5">
      <style:text-properties officeooo:paragraph-rsid="002d5c03"/>
    </style:style>
    <style:style style:name="P57" style:family="paragraph" style:parent-style-name="Standard" style:list-style-name="L5">
      <style:text-properties style:text-underline-style="none" fo:font-weight="normal" officeooo:rsid="0021282d" officeooo:paragraph-rsid="002d5c03" style:font-weight-asian="normal" style:font-weight-complex="normal"/>
    </style:style>
    <style:style style:name="P58" style:family="paragraph" style:parent-style-name="Standard" style:list-style-name="L5">
      <style:text-properties style:text-underline-style="none" fo:font-weight="normal" officeooo:rsid="0022aada" officeooo:paragraph-rsid="002d5c03" style:font-weight-asian="normal" style:font-weight-complex="normal"/>
    </style:style>
    <style:style style:name="P59" style:family="paragraph" style:parent-style-name="Standard" style:list-style-name="L5">
      <loext:graphic-properties draw:fill="none"/>
      <style:paragraph-properties fo:background-color="transparent"/>
      <style:text-properties style:text-underline-style="none" fo:font-weight="normal" officeooo:rsid="0022aada" officeooo:paragraph-rsid="0022aada" style:font-weight-asian="normal" style:font-weight-complex="normal"/>
    </style:style>
    <style:style style:name="P60" style:family="paragraph" style:parent-style-name="Standard" style:list-style-name="L6">
      <loext:graphic-properties draw:fill="none"/>
      <style:paragraph-properties fo:background-color="transparent"/>
      <style:text-properties style:text-underline-style="none" fo:font-weight="normal" officeooo:rsid="0022aada" officeooo:paragraph-rsid="0022aada" style:font-weight-asian="normal" style:font-weight-complex="normal"/>
    </style:style>
    <style:style style:name="P61" style:family="paragraph" style:parent-style-name="Standard" style:list-style-name="L6">
      <loext:graphic-properties draw:fill="none"/>
      <style:paragraph-properties fo:background-color="transparent"/>
      <style:text-properties style:text-underline-style="none" fo:font-weight="normal" officeooo:rsid="003be645" officeooo:paragraph-rsid="003be645" style:font-weight-asian="normal" style:font-weight-complex="normal"/>
    </style:style>
    <style:style style:name="P62" style:family="paragraph" style:parent-style-name="Standard" style:list-style-name="L6">
      <loext:graphic-properties draw:fill="none"/>
      <style:paragraph-properties fo:background-color="transparent"/>
      <style:text-properties style:text-underline-style="none" fo:font-weight="normal" officeooo:rsid="00467f19" officeooo:paragraph-rsid="00467f19" style:font-weight-asian="normal" style:font-weight-complex="normal"/>
    </style:style>
    <style:style style:name="P63" style:family="paragraph" style:parent-style-name="Standard" style:list-style-name="L6">
      <loext:graphic-properties draw:fill="none"/>
      <style:paragraph-properties fo:background-color="transparent"/>
      <style:text-properties style:text-underline-style="none" fo:font-weight="normal" officeooo:rsid="004a0dc4" officeooo:paragraph-rsid="004a0dc4" style:font-weight-asian="normal" style:font-weight-complex="normal"/>
    </style:style>
    <style:style style:name="P64" style:family="paragraph" style:parent-style-name="Standard" style:list-style-name="L6">
      <loext:graphic-properties draw:fill="none"/>
      <style:paragraph-properties fo:background-color="transparent"/>
      <style:text-properties style:text-underline-style="none" fo:font-weight="normal" officeooo:rsid="004ba57b" officeooo:paragraph-rsid="004ba57b" style:font-weight-asian="normal" style:font-weight-complex="normal"/>
    </style:style>
    <style:style style:name="P65" style:family="paragraph" style:parent-style-name="Standard" style:list-style-name="L9">
      <loext:graphic-properties draw:fill="none"/>
      <style:paragraph-properties fo:background-color="transparent"/>
      <style:text-properties style:text-underline-style="none" fo:font-weight="normal" officeooo:rsid="0040a356" officeooo:paragraph-rsid="00506a7c" style:font-weight-asian="normal" style:font-weight-complex="normal"/>
    </style:style>
    <style:style style:name="P66" style:family="paragraph" style:parent-style-name="Standard" style:list-style-name="L9">
      <loext:graphic-properties draw:fill="none"/>
      <style:paragraph-properties fo:background-color="transparent"/>
      <style:text-properties style:text-underline-style="none" fo:font-weight="normal" officeooo:rsid="00602ea2" officeooo:paragraph-rsid="00602ea2" style:font-weight-asian="normal" style:font-weight-complex="normal"/>
    </style:style>
    <style:style style:name="P67" style:family="paragraph" style:parent-style-name="Standard">
      <loext:graphic-properties draw:fill="none"/>
      <style:paragraph-properties fo:background-color="transparent"/>
      <style:text-properties style:text-underline-style="none" fo:font-weight="normal" officeooo:rsid="00602ea2" officeooo:paragraph-rsid="00602ea2" style:font-weight-asian="normal" style:font-weight-complex="normal"/>
    </style:style>
    <style:style style:name="P68" style:family="paragraph" style:parent-style-name="Standard" style:list-style-name="L11">
      <loext:graphic-properties draw:fill="none"/>
      <style:paragraph-properties fo:background-color="transparent"/>
      <style:text-properties style:text-underline-style="none" fo:font-weight="normal" officeooo:rsid="00602ea2" officeooo:paragraph-rsid="00602ea2" style:font-weight-asian="normal" style:font-weight-complex="normal"/>
    </style:style>
    <style:style style:name="P69" style:family="paragraph" style:parent-style-name="Standard" style:list-style-name="L11">
      <loext:graphic-properties draw:fill="none"/>
      <style:paragraph-properties fo:background-color="transparent"/>
      <style:text-properties style:text-underline-style="none" fo:font-weight="normal" officeooo:rsid="00608386" officeooo:paragraph-rsid="00608386" style:font-weight-asian="normal" style:font-weight-complex="normal"/>
    </style:style>
    <style:style style:name="P70" style:family="paragraph" style:parent-style-name="Standard">
      <loext:graphic-properties draw:fill="none"/>
      <style:paragraph-properties fo:background-color="transparent"/>
      <style:text-properties style:text-underline-style="none" fo:font-weight="normal" officeooo:rsid="00608386" officeooo:paragraph-rsid="00608386" style:font-weight-asian="normal" style:font-weight-complex="normal"/>
    </style:style>
    <style:style style:name="P71" style:family="paragraph" style:parent-style-name="Standard" style:list-style-name="L6">
      <loext:graphic-properties draw:fill="none"/>
      <style:paragraph-properties fo:background-color="transparent"/>
      <style:text-properties officeooo:paragraph-rsid="003d32bd"/>
    </style:style>
    <style:style style:name="P72" style:family="paragraph" style:parent-style-name="Standard" style:list-style-name="L6">
      <loext:graphic-properties draw:fill="none"/>
      <style:paragraph-properties fo:background-color="transparent"/>
      <style:text-properties officeooo:paragraph-rsid="004ba57b"/>
    </style:style>
    <style:style style:name="P73" style:family="paragraph" style:parent-style-name="Standard" style:list-style-name="L6">
      <loext:graphic-properties draw:fill="none"/>
      <style:paragraph-properties fo:background-color="transparent"/>
      <style:text-properties officeooo:paragraph-rsid="003e53af"/>
    </style:style>
    <style:style style:name="P74" style:family="paragraph" style:parent-style-name="Standard" style:list-style-name="L6">
      <loext:graphic-properties draw:fill="none"/>
      <style:paragraph-properties fo:background-color="transparent"/>
      <style:text-properties officeooo:rsid="003e42e2" officeooo:paragraph-rsid="003e42e2"/>
    </style:style>
    <style:style style:name="P75" style:family="paragraph" style:parent-style-name="Standard">
      <loext:graphic-properties draw:fill="none"/>
      <style:paragraph-properties fo:background-color="transparent"/>
      <style:text-properties officeooo:paragraph-rsid="0022aada"/>
    </style:style>
    <style:style style:name="P76" style:family="paragraph" style:parent-style-name="Standard">
      <loext:graphic-properties draw:fill="none"/>
      <style:paragraph-properties fo:background-color="transparent"/>
      <style:text-properties officeooo:rsid="003f5eba" officeooo:paragraph-rsid="00506a7c"/>
    </style:style>
    <style:style style:name="P77" style:family="paragraph" style:parent-style-name="Standard" style:list-style-name="L9">
      <loext:graphic-properties draw:fill="none"/>
      <style:paragraph-properties fo:background-color="transparent"/>
      <style:text-properties fo:font-style="normal" officeooo:rsid="003f5eba" officeooo:paragraph-rsid="00506a7c" style:font-style-asian="normal" style:font-style-complex="normal"/>
    </style:style>
    <style:style style:name="P78" style:family="paragraph" style:parent-style-name="Standard" style:list-style-name="L9">
      <loext:graphic-properties draw:fill="none"/>
      <style:paragraph-properties fo:background-color="transparent"/>
      <style:text-properties fo:font-style="normal" officeooo:rsid="003f5eba" officeooo:paragraph-rsid="005a4145" style:font-style-asian="normal" style:font-style-complex="normal"/>
    </style:style>
    <style:style style:name="P79" style:family="paragraph" style:parent-style-name="Standard" style:list-style-name="L9">
      <loext:graphic-properties draw:fill="none"/>
      <style:paragraph-properties fo:background-color="transparent"/>
      <style:text-properties fo:font-style="normal" officeooo:rsid="0040a356" officeooo:paragraph-rsid="00506a7c" style:font-style-asian="normal" style:font-style-complex="normal"/>
    </style:style>
    <style:style style:name="P80" style:family="paragraph" style:parent-style-name="Standard" style:list-style-name="L9">
      <loext:graphic-properties draw:fill="none"/>
      <style:paragraph-properties fo:background-color="transparent"/>
      <style:text-properties fo:font-style="normal" officeooo:rsid="005c5840" officeooo:paragraph-rsid="005c5840" style:font-style-asian="normal" style:font-style-complex="normal"/>
    </style:style>
    <style:style style:name="P81" style:family="paragraph" style:parent-style-name="Standard" style:list-style-name="L18">
      <loext:graphic-properties draw:fill="none"/>
      <style:paragraph-properties fo:background-color="transparent"/>
      <style:text-properties fo:font-style="normal" officeooo:rsid="00712252" officeooo:paragraph-rsid="00712252" style:font-style-asian="normal" style:font-style-complex="normal"/>
    </style:style>
    <style:style style:name="P82" style:family="paragraph" style:parent-style-name="Standard" style:list-style-name="L18">
      <loext:graphic-properties draw:fill="none"/>
      <style:paragraph-properties fo:background-color="transparent"/>
      <style:text-properties fo:font-style="normal" officeooo:rsid="00737254" officeooo:paragraph-rsid="00737254" style:font-style-asian="normal" style:font-style-complex="normal"/>
    </style:style>
    <style:style style:name="P83" style:family="paragraph" style:parent-style-name="Standard" style:list-style-name="L20">
      <loext:graphic-properties draw:fill="none"/>
      <style:paragraph-properties fo:background-color="transparent"/>
      <style:text-properties fo:font-style="normal" officeooo:rsid="0076e0a7" officeooo:paragraph-rsid="0076e0a7" style:font-style-asian="normal" style:font-style-complex="normal"/>
    </style:style>
    <style:style style:name="P84" style:family="paragraph" style:parent-style-name="Standard" style:list-style-name="L20">
      <loext:graphic-properties draw:fill="none"/>
      <style:paragraph-properties fo:background-color="transparent"/>
      <style:text-properties fo:font-style="normal" officeooo:rsid="007869a2" officeooo:paragraph-rsid="007869a2" style:font-style-asian="normal" style:font-style-complex="normal"/>
    </style:style>
    <style:style style:name="P85" style:family="paragraph" style:parent-style-name="Standard">
      <loext:graphic-properties draw:fill="none"/>
      <style:paragraph-properties fo:background-color="transparent"/>
      <style:text-properties fo:font-style="normal" officeooo:rsid="007869a2" officeooo:paragraph-rsid="007869a2" style:font-style-asian="normal" style:font-style-complex="normal"/>
    </style:style>
    <style:style style:name="P86" style:family="paragraph" style:parent-style-name="Standard" style:list-style-name="L21">
      <loext:graphic-properties draw:fill="none"/>
      <style:paragraph-properties fo:background-color="transparent"/>
      <style:text-properties fo:font-style="normal" officeooo:rsid="007b08ea" officeooo:paragraph-rsid="007b08ea" style:font-style-asian="normal" style:font-style-complex="normal"/>
    </style:style>
    <style:style style:name="P87" style:family="paragraph" style:parent-style-name="Standard" style:list-style-name="L21">
      <loext:graphic-properties draw:fill="none"/>
      <style:paragraph-properties fo:background-color="transparent"/>
      <style:text-properties fo:font-style="normal" style:text-underline-style="none" fo:font-weight="normal" officeooo:rsid="007b08ea" officeooo:paragraph-rsid="007b08ea" style:font-style-asian="normal" style:font-weight-asian="normal" style:font-style-complex="normal" style:font-weight-complex="normal"/>
    </style:style>
    <style:style style:name="P88" style:family="paragraph" style:parent-style-name="Standard" style:list-style-name="L6">
      <loext:graphic-properties draw:fill="none"/>
      <style:paragraph-properties fo:background-color="transparent"/>
      <style:text-properties officeooo:rsid="004ba57b" officeooo:paragraph-rsid="004ba57b"/>
    </style:style>
    <style:style style:name="P89" style:family="paragraph" style:parent-style-name="Standard" style:list-style-name="L6">
      <loext:graphic-properties draw:fill="none"/>
      <style:paragraph-properties fo:background-color="transparent"/>
      <style:text-properties officeooo:rsid="004ba57b" officeooo:paragraph-rsid="0057884a"/>
    </style:style>
    <style:style style:name="P90" style:family="paragraph" style:parent-style-name="Standard" style:list-style-name="L6">
      <loext:graphic-properties draw:fill="none"/>
      <style:paragraph-properties fo:background-color="transparent"/>
      <style:text-properties officeooo:rsid="004c6c06" officeooo:paragraph-rsid="004c6c06"/>
    </style:style>
    <style:style style:name="P91" style:family="paragraph" style:parent-style-name="Standard" style:list-style-name="L6">
      <loext:graphic-properties draw:fill="none"/>
      <style:paragraph-properties fo:background-color="transparent"/>
      <style:text-properties officeooo:rsid="004d5757" officeooo:paragraph-rsid="004d5757"/>
    </style:style>
    <style:style style:name="P92" style:family="paragraph" style:parent-style-name="Standard" style:list-style-name="L9">
      <loext:graphic-properties draw:fill="none"/>
      <style:paragraph-properties fo:background-color="transparent"/>
      <style:text-properties officeooo:paragraph-rsid="00506a7c"/>
    </style:style>
    <style:style style:name="P93" style:family="paragraph" style:parent-style-name="Standard" style:list-style-name="L12">
      <loext:graphic-properties draw:fill="none"/>
      <style:paragraph-properties fo:background-color="transparent"/>
      <style:text-properties officeooo:rsid="0063ecc3" officeooo:paragraph-rsid="0063ecc3"/>
    </style:style>
    <style:style style:name="P94" style:family="paragraph" style:parent-style-name="Standard" style:list-style-name="L12">
      <loext:graphic-properties draw:fill="none"/>
      <style:paragraph-properties fo:background-color="transparent"/>
      <style:text-properties officeooo:rsid="0064eead" officeooo:paragraph-rsid="0064eead"/>
    </style:style>
    <style:style style:name="P95" style:family="paragraph" style:parent-style-name="Standard">
      <loext:graphic-properties draw:fill="none"/>
      <style:paragraph-properties fo:background-color="transparent"/>
      <style:text-properties officeooo:rsid="006a56e1" officeooo:paragraph-rsid="006a56e1"/>
    </style:style>
    <style:style style:name="P96" style:family="paragraph" style:parent-style-name="Standard" style:list-style-name="L13">
      <loext:graphic-properties draw:fill="none"/>
      <style:paragraph-properties fo:background-color="transparent"/>
      <style:text-properties officeooo:rsid="006a56e1" officeooo:paragraph-rsid="006a56e1"/>
    </style:style>
    <style:style style:name="P97" style:family="paragraph" style:parent-style-name="Standard" style:list-style-name="L14">
      <loext:graphic-properties draw:fill="none"/>
      <style:paragraph-properties fo:background-color="transparent"/>
      <style:text-properties officeooo:rsid="006a56e1" officeooo:paragraph-rsid="006a56e1"/>
    </style:style>
    <style:style style:name="P98" style:family="paragraph" style:parent-style-name="Standard">
      <loext:graphic-properties draw:fill="none"/>
      <style:paragraph-properties fo:background-color="transparent"/>
      <style:text-properties officeooo:paragraph-rsid="006a56e1"/>
    </style:style>
    <style:style style:name="P99" style:family="paragraph" style:parent-style-name="Standard" style:list-style-name="L13">
      <loext:graphic-properties draw:fill="none"/>
      <style:paragraph-properties fo:background-color="transparent"/>
      <style:text-properties officeooo:paragraph-rsid="006a56e1"/>
    </style:style>
    <style:style style:name="P100" style:family="paragraph" style:parent-style-name="Standard" style:list-style-name="L14">
      <loext:graphic-properties draw:fill="none"/>
      <style:paragraph-properties fo:background-color="transparent"/>
      <style:text-properties officeooo:rsid="006b2f54" officeooo:paragraph-rsid="006b2f54"/>
    </style:style>
    <style:style style:name="P101" style:family="paragraph" style:parent-style-name="Standard">
      <loext:graphic-properties draw:fill="none"/>
      <style:paragraph-properties fo:background-color="transparent"/>
      <style:text-properties officeooo:paragraph-rsid="00712252"/>
    </style:style>
    <style:style style:name="P102" style:family="paragraph" style:parent-style-name="Standard" style:list-style-name="L16">
      <loext:graphic-properties draw:fill="none"/>
      <style:paragraph-properties fo:background-color="transparent"/>
      <style:text-properties officeooo:paragraph-rsid="00712252"/>
    </style:style>
    <style:style style:name="P103" style:family="paragraph" style:parent-style-name="Standard">
      <style:paragraph-properties fo:margin-top="0cm" fo:margin-bottom="0cm" loext:contextual-spacing="false"/>
      <style:text-properties officeooo:paragraph-rsid="0013bf1a"/>
    </style:style>
    <style:style style:name="P104" style:family="paragraph" style:parent-style-name="Standard">
      <style:paragraph-properties fo:margin-top="0cm" fo:margin-bottom="0cm" loext:contextual-spacing="false"/>
      <style:text-properties officeooo:paragraph-rsid="0023ede5"/>
    </style:style>
    <style:style style:name="P105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style="normal" officeooo:rsid="006ba6da" officeooo:paragraph-rsid="006ba6da" style:font-style-asian="normal" style:font-style-complex="normal"/>
    </style:style>
    <style:style style:name="P106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style="normal" officeooo:rsid="006d098e" officeooo:paragraph-rsid="006d098e" style:font-style-asian="normal" style:font-style-complex="normal"/>
    </style:style>
    <style:style style:name="P107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style="normal" officeooo:rsid="006f6924" officeooo:paragraph-rsid="006f6924" style:font-style-asian="normal" style:font-style-complex="normal"/>
    </style:style>
    <style:style style:name="P108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style="normal" officeooo:rsid="0070803b" officeooo:paragraph-rsid="0070803b" style:font-style-asian="normal" style:font-style-complex="normal"/>
    </style:style>
    <style:style style:name="P109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style="normal" officeooo:rsid="0075a7be" officeooo:paragraph-rsid="0075a7be" style:font-style-asian="normal" style:font-style-complex="normal"/>
    </style:style>
    <style:style style:name="P110" style:family="paragraph" style:parent-style-name="Standard">
      <loext:graphic-properties draw:fill="none"/>
      <style:paragraph-properties fo:margin-left="1.251cm" fo:margin-right="0cm" fo:text-indent="0cm" style:auto-text-indent="false" fo:background-color="transparent"/>
      <style:text-properties fo:font-style="normal" officeooo:rsid="0076e0a7" officeooo:paragraph-rsid="0076e0a7" style:font-style-asian="normal" style:font-style-complex="normal"/>
    </style:style>
    <style:style style:name="T1" style:family="text">
      <style:text-properties officeooo:rsid="000d86f5"/>
    </style:style>
    <style:style style:name="T2" style:family="text">
      <style:text-properties officeooo:rsid="000f2c8b"/>
    </style:style>
    <style:style style:name="T3" style:family="text">
      <style:text-properties fo:font-style="italic" fo:font-weight="normal" officeooo:rsid="0013bf1a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a33ee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4556c1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22aada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6b2f54" style:font-style-asian="italic" style:font-weight-asian="normal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text-underline-style="solid" style:text-underline-width="auto" style:text-underline-color="font-color" officeooo:rsid="000f2c8b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fo:font-weight="normal" officeooo:rsid="004c6c06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normal" officeooo:rsid="006b2f54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5d805c" style:font-style-asian="normal" style:font-style-complex="normal"/>
    </style:style>
    <style:style style:name="T15" style:family="text">
      <style:text-properties fo:font-style="normal" officeooo:rsid="005e9b27" style:font-style-asian="normal" style:font-style-complex="normal"/>
    </style:style>
    <style:style style:name="T16" style:family="text">
      <style:text-properties fo:font-style="normal" officeooo:rsid="00608386" style:font-style-asian="normal" style:font-style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3f5eba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4c6c06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40a356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5d805c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6a56e1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6b2f54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1c79cd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3150a6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normal" officeooo:rsid="0072f742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normal" officeooo:rsid="00767559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 fo:font-weight="normal" officeooo:rsid="00786bbc" style:font-weight-asian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0f2c8b" style:font-weight-asian="bold" style:font-weight-complex="bold"/>
    </style:style>
    <style:style style:name="T34" style:family="text">
      <style:text-properties fo:font-weight="bold" officeooo:rsid="002814c2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26100" style:font-weight-asian="normal" style:font-weight-complex="normal"/>
    </style:style>
    <style:style style:name="T37" style:family="text">
      <style:text-properties fo:font-weight="normal" officeooo:rsid="0013bf1a" style:font-weight-asian="normal" style:font-weight-complex="normal"/>
    </style:style>
    <style:style style:name="T38" style:family="text">
      <style:text-properties fo:font-weight="normal" officeooo:rsid="00140edb" style:font-weight-asian="normal" style:font-weight-complex="normal"/>
    </style:style>
    <style:style style:name="T39" style:family="text">
      <style:text-properties fo:font-weight="normal" officeooo:rsid="0015bb46" style:font-weight-asian="normal" style:font-weight-complex="normal"/>
    </style:style>
    <style:style style:name="T40" style:family="text">
      <style:text-properties fo:font-weight="normal" officeooo:rsid="00183f9e" style:font-weight-asian="normal" style:font-weight-complex="normal"/>
    </style:style>
    <style:style style:name="T41" style:family="text">
      <style:text-properties fo:font-weight="normal" officeooo:rsid="001a33ee" style:font-weight-asian="normal" style:font-weight-complex="normal"/>
    </style:style>
    <style:style style:name="T42" style:family="text">
      <style:text-properties fo:font-weight="normal" officeooo:rsid="001bf0d2" style:font-weight-asian="normal" style:font-weight-complex="normal"/>
    </style:style>
    <style:style style:name="T43" style:family="text">
      <style:text-properties fo:font-weight="normal" officeooo:rsid="001f59bb" style:font-weight-asian="normal" style:font-weight-complex="normal"/>
    </style:style>
    <style:style style:name="T44" style:family="text">
      <style:text-properties fo:font-weight="normal" officeooo:rsid="002814c2" style:font-weight-asian="normal" style:font-weight-complex="normal"/>
    </style:style>
    <style:style style:name="T45" style:family="text">
      <style:text-properties fo:font-weight="normal" officeooo:rsid="002c23be" style:font-weight-asian="normal" style:font-weight-complex="normal"/>
    </style:style>
    <style:style style:name="T46" style:family="text">
      <style:text-properties fo:font-weight="normal" officeooo:rsid="00155f95" style:font-weight-asian="normal" style:font-weight-complex="normal"/>
    </style:style>
    <style:style style:name="T47" style:family="text">
      <style:text-properties fo:font-weight="normal" officeooo:rsid="002d5c03" style:font-weight-asian="normal" style:font-weight-complex="normal"/>
    </style:style>
    <style:style style:name="T48" style:family="text">
      <style:text-properties fo:font-weight="normal" officeooo:rsid="00325c17" style:font-weight-asian="normal" style:font-weight-complex="normal"/>
    </style:style>
    <style:style style:name="T49" style:family="text">
      <style:text-properties fo:font-weight="normal" officeooo:rsid="00332d2b" style:font-weight-asian="normal" style:font-weight-complex="normal"/>
    </style:style>
    <style:style style:name="T50" style:family="text">
      <style:text-properties fo:font-weight="normal" officeooo:rsid="00334d19" style:font-weight-asian="normal" style:font-weight-complex="normal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style:text-underline-style="none" fo:font-weight="normal" officeooo:rsid="001c79cd" style:font-weight-asian="normal" style:font-weight-complex="normal"/>
    </style:style>
    <style:style style:name="T54" style:family="text">
      <style:text-properties style:text-underline-style="none" fo:font-weight="normal" officeooo:rsid="001e1abc" style:font-weight-asian="normal" style:font-weight-complex="normal"/>
    </style:style>
    <style:style style:name="T55" style:family="text">
      <style:text-properties style:text-underline-style="none" fo:font-weight="normal" officeooo:rsid="002d5c03" style:font-weight-asian="normal" style:font-weight-complex="normal"/>
    </style:style>
    <style:style style:name="T56" style:family="text">
      <style:text-properties style:text-underline-style="none" fo:font-weight="normal" officeooo:rsid="001f59bb" style:font-weight-asian="normal" style:font-weight-complex="normal"/>
    </style:style>
    <style:style style:name="T57" style:family="text">
      <style:text-properties style:text-underline-style="none" fo:font-weight="normal" officeooo:rsid="003d32bd" style:font-weight-asian="normal" style:font-weight-complex="normal"/>
    </style:style>
    <style:style style:name="T58" style:family="text">
      <style:text-properties style:text-underline-style="none" fo:font-weight="normal" officeooo:rsid="003e42e2" style:font-weight-asian="normal" style:font-weight-complex="normal"/>
    </style:style>
    <style:style style:name="T59" style:family="text">
      <style:text-properties style:text-underline-style="none" fo:font-weight="normal" officeooo:rsid="003f5eba" style:font-weight-asian="normal" style:font-weight-complex="normal"/>
    </style:style>
    <style:style style:name="T60" style:family="text">
      <style:text-properties style:text-underline-style="none" fo:font-weight="normal" officeooo:rsid="004ba57b" style:font-weight-asian="normal" style:font-weight-complex="normal"/>
    </style:style>
    <style:style style:name="T61" style:family="text">
      <style:text-properties style:text-underline-style="none" fo:font-weight="normal" officeooo:rsid="004c6c06" style:font-weight-asian="normal" style:font-weight-complex="normal"/>
    </style:style>
    <style:style style:name="T62" style:family="text">
      <style:text-properties style:text-underline-style="none" fo:font-weight="normal" officeooo:rsid="00506a7c" style:font-weight-asian="normal" style:font-weight-complex="normal"/>
    </style:style>
    <style:style style:name="T63" style:family="text">
      <style:text-properties style:text-underline-style="none" fo:font-weight="normal" officeooo:rsid="0055611e" style:font-weight-asian="normal" style:font-weight-complex="normal"/>
    </style:style>
    <style:style style:name="T64" style:family="text">
      <style:text-properties style:text-underline-style="none" fo:font-weight="normal" officeooo:rsid="0056e866" style:font-weight-asian="normal" style:font-weight-complex="normal"/>
    </style:style>
    <style:style style:name="T65" style:family="text">
      <style:text-properties style:text-underline-style="none" fo:font-weight="normal" officeooo:rsid="003e53af" style:font-weight-asian="normal" style:font-weight-complex="normal"/>
    </style:style>
    <style:style style:name="T66" style:family="text">
      <style:text-properties style:text-underline-style="none" fo:font-weight="normal" officeooo:rsid="00586d2c" style:font-weight-asian="normal" style:font-weight-complex="normal"/>
    </style:style>
    <style:style style:name="T67" style:family="text">
      <style:text-properties style:text-underline-style="none" fo:font-weight="normal" officeooo:rsid="005a4145" style:font-weight-asian="normal" style:font-weight-complex="normal"/>
    </style:style>
    <style:style style:name="T68" style:family="text">
      <style:text-properties style:text-underline-style="none" fo:font-weight="normal" officeooo:rsid="005c2b65" style:font-weight-asian="normal" style:font-weight-complex="normal"/>
    </style:style>
    <style:style style:name="T69" style:family="text">
      <style:text-properties style:text-underline-style="none" fo:font-weight="normal" officeooo:rsid="006ec281" style:font-weight-asian="normal" style:font-weight-complex="normal"/>
    </style:style>
    <style:style style:name="T70" style:family="text">
      <style:text-properties style:text-underline-style="none" fo:font-weight="normal" officeooo:rsid="00712252" style:font-weight-asian="normal" style:font-weight-complex="normal"/>
    </style:style>
    <style:style style:name="T71" style:family="text">
      <style:text-properties style:text-underline-style="none" fo:font-weight="normal" officeooo:rsid="00767559" style:font-weight-asian="normal" style:font-weight-complex="normal"/>
    </style:style>
    <style:style style:name="T72" style:family="text">
      <style:text-properties style:text-underline-style="none" fo:font-weight="normal" officeooo:rsid="007a2012" style:font-weight-asian="normal" style:font-weight-complex="normal"/>
    </style:style>
    <style:style style:name="T73" style:family="text">
      <style:text-properties style:text-underline-style="none" officeooo:rsid="003a7a97"/>
    </style:style>
    <style:style style:name="T74" style:family="text">
      <style:text-properties officeooo:rsid="002518e3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officeooo:rsid="002518e3" style:font-size-asian="10pt" style:font-size-complex="10pt"/>
    </style:style>
    <style:style style:name="T77" style:family="text">
      <style:text-properties style:font-name="Liberation Serif"/>
    </style:style>
    <style:style style:name="T78" style:family="text">
      <style:text-properties style:font-name="Liberation Serif" fo:font-weight="bold" style:font-weight-asian="bold" style:font-weight-complex="bold"/>
    </style:style>
    <style:style style:name="T79" style:family="text">
      <style:text-properties style:font-name="Liberation Serif" fo:font-weight="bold" officeooo:rsid="00270bc4" style:font-weight-asian="bold" style:font-weight-complex="bold"/>
    </style:style>
    <style:style style:name="T80" style:family="text">
      <style:text-properties style:font-name="Liberation Serif" fo:font-weight="bold" officeooo:rsid="002996af" style:font-weight-asian="bold" style:font-weight-complex="bold"/>
    </style:style>
    <style:style style:name="T81" style:family="text">
      <style:text-properties style:font-name="Liberation Serif" fo:font-size="16pt" style:font-size-asian="16pt" style:font-size-complex="16pt"/>
    </style:style>
    <style:style style:name="T82" style:family="text">
      <style:text-properties style:font-name="Liberation Serif" fo:font-size="16pt" fo:font-weight="bold" officeooo:rsid="0034142d" style:font-name-asian="Noto Sans CJK SC" style:font-size-asian="16pt" style:font-weight-asian="bold" style:font-name-complex="Lohit Devanagari" style:font-size-complex="16pt" style:font-weight-complex="bold"/>
    </style:style>
    <style:style style:name="T83" style:family="text">
      <style:text-properties style:font-name="Liberation Serif" officeooo:rsid="0027c598"/>
    </style:style>
    <style:style style:name="T84" style:family="text">
      <style:text-properties style:font-name="Liberation Serif" officeooo:rsid="00270bc4"/>
    </style:style>
    <style:style style:name="T85" style:family="text">
      <style:text-properties style:font-name="Liberation Serif" officeooo:rsid="002996af"/>
    </style:style>
    <style:style style:name="T86" style:family="text">
      <style:text-properties style:font-name="Liberation Serif" officeooo:rsid="002b6a16"/>
    </style:style>
    <style:style style:name="T87" style:family="text">
      <style:text-properties officeooo:rsid="00304fe1"/>
    </style:style>
    <style:style style:name="T88" style:family="text">
      <style:text-properties officeooo:rsid="0037da5f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style:font-name="Liberation Serif" fo:font-size="16pt" style:font-size-asian="16pt" style:font-size-complex="16pt"/>
    </style:style>
    <style:style style:name="T91" style:family="text">
      <style:text-properties officeooo:rsid="004556c1"/>
    </style:style>
    <style:style style:name="T92" style:family="text">
      <style:text-properties officeooo:rsid="00467f19"/>
    </style:style>
    <style:style style:name="T93" style:family="text">
      <style:text-properties officeooo:rsid="00481465"/>
    </style:style>
    <style:style style:name="T94" style:family="text">
      <style:text-properties officeooo:rsid="004a0dc4"/>
    </style:style>
    <style:style style:name="T95" style:family="text">
      <style:text-properties officeooo:rsid="004ba57b"/>
    </style:style>
    <style:style style:name="T96" style:family="text">
      <style:text-properties officeooo:rsid="00506a7c"/>
    </style:style>
    <style:style style:name="T97" style:family="text">
      <style:text-properties officeooo:rsid="0055611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Конспект по</text:p>
      <text:p text:style-name="P8">Психологи<text:span text:style-name="T74">и</text:span></text:p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0"/>
      <text:p text:style-name="P13">Преподаватель: Воспитанник Ирина Владимировна</text:p>
      <text:p text:style-name="P10"/>
      <text:p text:style-name="P11"><text:span text:style-name="T89">2021</text:span> <text:span text:style-name="T75">/ </text:span><text:span text:style-name="T76">Бронников Егор ПМ-1901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2">Оглавление</text:p>
          </text:index-title>
          <text:p text:style-name="P20"><text:a xlink:type="simple" xlink:href="#__RefHeading___Toc220_1138615411" text:style-name="Index_20_Link" text:visited-style-name="Index_20_Link">Лекция №1. «Психология как наука» (8.02.2021)<text:tab/>3</text:a></text:p>
          <text:p text:style-name="P21"><text:a xlink:type="simple" xlink:href="#__RefHeading___Toc277_1138615411" text:style-name="Index_20_Link" text:visited-style-name="Index_20_Link">Определение психологии<text:tab/>3</text:a></text:p>
          <text:p text:style-name="P21"><text:a xlink:type="simple" xlink:href="#__RefHeading___Toc279_1138615411" text:style-name="Index_20_Link" text:visited-style-name="Index_20_Link">Объект психологии<text:tab/>3</text:a></text:p>
          <text:p text:style-name="P21"><text:a xlink:type="simple" xlink:href="#__RefHeading___Toc281_1138615411" text:style-name="Index_20_Link" text:visited-style-name="Index_20_Link">Предмет психологии<text:tab/>3</text:a></text:p>
          <text:p text:style-name="P21"><text:a xlink:type="simple" xlink:href="#__RefHeading___Toc283_1138615411" text:style-name="Index_20_Link" text:visited-style-name="Index_20_Link">Психические феномены (предметы)<text:tab/>3</text:a></text:p>
          <text:p text:style-name="P21"><text:a xlink:type="simple" xlink:href="#__RefHeading___Toc285_1138615411" text:style-name="Index_20_Link" text:visited-style-name="Index_20_Link">Задачи психологии<text:tab/>4</text:a></text:p>
          <text:p text:style-name="P21"><text:a xlink:type="simple" xlink:href="#__RefHeading___Toc287_1138615411" text:style-name="Index_20_Link" text:visited-style-name="Index_20_Link">Методы исследования психологии<text:tab/>4</text:a></text:p>
          <text:p text:style-name="P20"><text:a xlink:type="simple" xlink:href="#__RefHeading___Toc831_3241821057" text:style-name="Index_20_Link" text:visited-style-name="Index_20_Link">Лекция №2 (15.02.2021)<text:tab/>7</text:a></text:p>
          <text:p text:style-name="P21"><text:a xlink:type="simple" xlink:href="#__RefHeading___Toc833_3241821057" text:style-name="Index_20_Link" text:visited-style-name="Index_20_Link">Отрасли психологии<text:tab/>7</text:a></text:p>
          <text:p text:style-name="P21"><text:a xlink:type="simple" xlink:href="#__RefHeading___Toc835_3241821057" text:style-name="Index_20_Link" text:visited-style-name="Index_20_Link"><text:span text:style-name="T13">Этапы становления и развития психологии как науки</text:span></text:a><text:a xlink:type="simple" xlink:href="#__RefHeading___Toc835_3241821057" text:style-name="Index_20_Link" text:visited-style-name="Index_20_Link"><text:tab/>7</text:a></text:p>
        </text:index-body>
      </text:table-of-content>
      <text:p text:style-name="P7"/>
      <text:h text:style-name="P25" text:outline-level="1"><text:bookmark-start text:name="__RefHeading___Toc220_1138615411"/><text:span text:style-name="T81">Лекция №1. «Психология как наука» (8.0</text:span><text:span text:style-name="T82">2</text:span><text:span text:style-name="T81">.2021)</text:span><text:bookmark-end text:name="__RefHeading___Toc220_1138615411"/></text:h>
      <text:h text:style-name="P26" text:outline-level="2"><text:bookmark-start text:name="__RefHeading___Toc277_1138615411"/>Определение психологии<text:bookmark-end text:name="__RefHeading___Toc277_1138615411"/></text:h>
      <text:p text:style-name="P16"><text:span text:style-name="T79">Психология</text:span><text:span text:style-name="T84"> — «</text:span><text:span text:style-name="T83">учение, слово» </text:span><text:span text:style-name="T84"><text:s/>— это наука, изучающая закономерности возникновения, развития и функционирования психики как особой формы жизнедеятельности.</text:span></text:p>
      <text:p text:style-name="P17"><text:span text:style-name="T79">П</text:span><text:span text:style-name="T78">сихология</text:span><text:span text:style-name="T77"> — наука, изучающая психику человека.</text:span></text:p>
      <text:p text:style-name="P17"><text:span text:style-name="T78">Психика</text:span><text:span text:style-name="T77"> человека есть особое свойство высокоорганизованной материи — свойство мозга. Свойство это заключается в отражении окружающей действительности. Психика неразрывно связана с деятельностью и проявляется в действиях, поступках человека.</text:span></text:p>
      <text:p text:style-name="P18"><text:span text:style-name="T80">Психика</text:span><text:span text:style-name="T85"> — это </text:span><text:span text:style-name="T86">отражение </text:span><text:span text:style-name="T85">субъективн</text:span><text:span text:style-name="T86">ого</text:span><text:span text:style-name="T85"> образ</text:span><text:span text:style-name="T86">а</text:span><text:span text:style-name="T85"> объективного мира.</text:span></text:p>
      <text:p text:style-name="P19"><text:span text:style-name="T34">Объект и субъект психологии:</text:span><text:span text:style-name="T44"> человек </text:span><text:span text:style-name="T50">(как один из вариантов)</text:span></text:p>
      <text:h text:style-name="P27" text:outline-level="2"><text:bookmark-start text:name="__RefHeading___Toc279_1138615411"/>Объект психологии<text:bookmark-end text:name="__RefHeading___Toc279_1138615411"/></text:h>
      <text:p text:style-name="P15"><text:span text:style-name="T45">- п</text:span><text:span text:style-name="T44">сихика во всём её многообразии, в процессе взаимодействия организма и окружающего мира</text:span></text:p>
      <text:h text:style-name="P28" text:outline-level="2"><text:bookmark-start text:name="__RefHeading___Toc281_1138615411"/>Предмет психологии<text:bookmark-end text:name="__RefHeading___Toc281_1138615411"/></text:h>
      <text:p text:style-name="P15"><text:span text:style-name="T45">- з</text:span><text:span text:style-name="T44">акономерности развития и проявления психики</text:span></text:p>
      <text:h text:style-name="P26" text:outline-level="2"><text:bookmark-start text:name="__RefHeading___Toc283_1138615411"/>Психические феномены (предметы)<text:bookmark-end text:name="__RefHeading___Toc283_1138615411"/></text:h>
      <text:p text:style-name="Standard"><text:span text:style-name="T33">1. </text:span><text:span text:style-name="T32">Психические процессы </text:span>— <text:span text:style-name="T1">это психические явления, обеспечивающие первичное отражение и осознание человеком воздействий окружающей среды.</text:span></text:p>
      <text:p text:style-name="P3">Примеры психических процессов:</text:p>
      <text:list xml:id="list1434253051" text:style-name="L1">
        <text:list-item>
          <text:p text:style-name="P33">ощущения;</text:p>
        </text:list-item>
        <text:list-item>
          <text:p text:style-name="P33">восприятия;</text:p>
        </text:list-item>
        <text:list-item>
          <text:p text:style-name="P33">память;</text:p>
        </text:list-item>
        <text:list-item>
          <text:p text:style-name="P33">речь;</text:p>
        </text:list-item>
        <text:list-item>
          <text:p text:style-name="P33">воображение;</text:p>
        </text:list-item>
      </text:list>
      <text:p text:style-name="P2"><text:span text:style-name="T33">2. Психические свойства</text:span><text:span text:style-name="T2"> — это наиболее устойчивые и постоянно проявляющиеся особенности личности, обеспечивающие качественно количественный уровень поведения и деятельности, типичный для </text:span><text:span text:style-name="T10">данного человека</text:span><text:span text:style-name="T2">.</text:span></text:p>
      <text:p text:style-name="P3">Примеры психических свойств:</text:p>
      <text:list xml:id="list1944592686" text:style-name="L2">
        <text:list-item>
          <text:p text:style-name="P34">характер;</text:p>
        </text:list-item>
        <text:list-item>
          <text:p text:style-name="P34">темперамент;</text:p>
        </text:list-item>
        <text:list-item>
          <text:p text:style-name="P34">направленност<text:span text:style-name="T87">ь</text:span> личности;</text:p>
        </text:list-item>
      </text:list>
      <text:p text:style-name="P5">3. Психические состояния<text:span text:style-name="T35"> —</text:span> <text:span text:style-name="T35">это определённые уровень работоспособности и качества функционирования психики человека, характерные для него в данный момент времени.</text:span></text:p>
      <text:p text:style-name="P35">Примеры психических состояний:</text:p>
      <text:list xml:id="list3636479773" text:style-name="L3">
        <text:list-item>
          <text:p text:style-name="P39">депрессия;</text:p>
        </text:list-item>
        <text:list-item>
          <text:p text:style-name="P39">усталость;</text:p>
        </text:list-item>
        <text:list-item>
          <text:p text:style-name="P39">апатия;</text:p>
        </text:list-item>
      </text:list>
      <text:p text:style-name="P40"/>
      <text:h text:style-name="P31" text:outline-level="2"><text:bookmark-start text:name="__RefHeading___Toc285_1138615411"/>Задачи психологии<text:bookmark-end text:name="__RefHeading___Toc285_1138615411"/></text:h>
      <text:p text:style-name="P4">Общая задача:</text:p>
      <text:p text:style-name="P6"><text:span text:style-name="T26">Изучение объективных закономерностей </text:span><text:span text:style-name="T28">формирования, развития и</text:span><text:span text:style-name="T26"> проявления психических явлений и процессов.</text:span></text:p>
      <text:p text:style-name="P53"/>
      <text:p text:style-name="P36">Частные задачи:</text:p>
      <text:p text:style-name="P6"><text:span text:style-name="T36">1</text:span><text:span text:style-name="T35">. Изучение механизмов психических </text:span><text:span text:style-name="T48">явлений и </text:span><text:span text:style-name="T35">процессов.</text:span></text:p>
      <text:p text:style-name="P6"><text:span text:style-name="T36">2</text:span><text:span text:style-name="T35">. Анализ закономерностей развития психических процессов.</text:span></text:p>
      <text:p text:style-name="P41">3. Содействие внедрению психологии в практику жизни.</text:p>
      <text:h text:style-name="P32" text:outline-level="2"><text:bookmark-start text:name="__RefHeading___Toc287_1138615411"/>Методы исследования психологии<text:bookmark-end text:name="__RefHeading___Toc287_1138615411"/></text:h>
      <text:p text:style-name="P103"><text:span text:style-name="T37">Исаев и Слободчиков </text:span><text:span text:style-name="T49">выделили </text:span><text:span text:style-name="T37">3 группы методов</text:span><text:span text:style-name="T47">.</text:span></text:p>
      <text:p text:style-name="P103"><text:span text:style-name="T47"/></text:p>
      <text:p text:style-name="P104"><text:span text:style-name="T37">1. </text:span><text:span text:style-name="T3">Объективные методы психологии</text:span></text:p>
      <text:list xml:id="list1760104532" text:style-name="L4">
        <text:list-item>
          <text:p text:style-name="P54"><text:span text:style-name="T37">общ</text:span><text:span text:style-name="T39">е</text:span><text:span text:style-name="T37">научные методы:</text:span></text:p>
          <text:list>
            <text:list-item>
              <text:p text:style-name="P42">наблюдение — это преднамеренное, систематическое и целенаправленное восприятие внешнего поведения человека с целью его последующего анализа и объяснения;</text:p>
              <text:list>
                <text:list-item>
                  <text:p text:style-name="P42">сплошное наблюдение;</text:p>
                </text:list-item>
                <text:list-item>
                  <text:p text:style-name="P43">выборочное наблюдение;</text:p>
                </text:list-item>
                <text:list-item>
                  <text:p text:style-name="P43">включённое наблюдение;</text:p>
                </text:list-item>
              </text:list>
            </text:list-item>
            <text:list-item>
              <text:p text:style-name="P55"><text:span text:style-name="T37">эксперимент — </text:span><text:span text:style-name="T38">это метод, когда сам исследователь изучает вызываемое явления и может изменять условия протекания исследования (математическая обработка результатов)</text:span><text:span text:style-name="T37">;</text:span></text:p>
              <text:list>
                <text:list-item>
                  <text:p text:style-name="P55"><text:span text:style-name="T38">естественный </text:span><text:span text:style-name="T37">эксперимент</text:span><text:span text:style-name="T38"> (в естественных условиях);</text:span></text:p>
                </text:list-item>
                <text:list-item>
                  <text:p text:style-name="P55"><text:span text:style-name="T38">лабораторный </text:span><text:span text:style-name="T37">эксперимент</text:span><text:span text:style-name="T38"> (в специально созданных условиях);</text:span></text:p>
                </text:list-item>
                <text:list-item>
                  <text:p text:style-name="P55"><text:span text:style-name="T38">формирующий </text:span><text:span text:style-name="T37">эксперимент</text:span><text:span text:style-name="T38"> (в специально созданных условиях, когда не человека или группу оказывается психологическое воздействие);</text:span></text:p>
                </text:list-item>
              </text:list>
            </text:list-item>
          </text:list>
        </text:list-item>
        <text:list-item>
          <text:p text:style-name="P55"><text:span text:style-name="T46">конкретно</text:span><text:span text:style-name="T39">-</text:span><text:span text:style-name="T46">научные методы:</text:span></text:p>
          <text:list>
            <text:list-item>
              <text:p text:style-name="P45">тесты — это фиксированное во времени испытание, которое направленно на установление количественных и качественных индивидуальных психологических различий;</text:p>
              <text:list>
                <text:list-item>
                  <text:p text:style-name="P46">тесты достижений;</text:p>
                </text:list-item>
                <text:list-item>
                  <text:p text:style-name="P47">тесты способностей;</text:p>
                </text:list-item>
                <text:list-item>
                  <text:p text:style-name="P46">тесты профпригодности;</text:p>
                </text:list-item>
              </text:list>
            </text:list-item>
            <text:list-item>
              <text:p text:style-name="P45">анализ продуктов деятельности;</text:p>
              <text:list>
                <text:list-item>
                  <text:p text:style-name="P47">анализ рисунка (рисуночные тесты);</text:p>
                </text:list-item>
                <text:list-item>
                  <text:p text:style-name="P48">анализ почерка (графология);</text:p>
                </text:list-item>
                <text:list-item>
                  <text:p text:style-name="P48">контент-анализ (математическое моделирование, частотность возникновения феномена …);</text:p>
                </text:list-item>
              </text:list>
            </text:list-item>
            <text:list-item>
              <text:p text:style-name="P45">опрос;</text:p>
              <text:list>
                <text:list-item>
                  <text:p text:style-name="P49">беседа (интервью);</text:p>
                </text:list-item>
                <text:list-item>
                  <text:p text:style-name="P49">анкетирование;</text:p>
                </text:list-item>
              </text:list>
            </text:list-item>
          </text:list>
        </text:list-item>
        <text:list-item>
          <text:p text:style-name="P55"><text:span text:style-name="T40">м</text:span><text:span text:style-name="T41">ета-научные методы:</text:span></text:p>
          <text:list>
            <text:list-item>
              <text:p text:style-name="P50">математическое моделирование;</text:p>
            </text:list-item>
            <text:list-item>
              <text:p text:style-name="P50">статистический анализ;</text:p>
            </text:list-item>
          </text:list>
        </text:list-item>
      </text:list>
      <text:p text:style-name="P44"/>
      <text:p text:style-name="P1"><text:span text:style-name="T47">2.</text:span><text:span text:style-name="T37"> </text:span><text:span text:style-name="T4">Методы описательной психологии</text:span></text:p>
      <text:list xml:id="list3592033216" text:style-name="L5">
        <text:list-item>
          <text:p text:style-name="P56"><text:span text:style-name="T43">метод </text:span><text:span text:style-name="T41">и</text:span><text:span text:style-name="T42">нтроспекци</text:span><text:span text:style-name="T43">и</text:span><text:span text:style-name="T42"> - «смотрю внутрь» - <text:s/>самонаблюдение, самоанализ</text:span></text:p>
          <text:list>
            <text:list-item>
              <text:p text:style-name="P51">самоотчёт (описание человеком самого <text:s/>себя)</text:p>
              <text:list>
                <text:list-item>
                  <text:p text:style-name="P51">автобиография;</text:p>
                </text:list-item>
                <text:list-item>
                  <text:p text:style-name="P51">личный дневник;</text:p>
                </text:list-item>
              </text:list>
            </text:list-item>
          </text:list>
        </text:list-item>
        <text:list-item>
          <text:p text:style-name="P51">эмпатическое слушание — это способность человека понять собеседника, сопереживать ему</text:p>
        </text:list-item>
        <text:list-item>
          <text:p text:style-name="P56"><text:span text:style-name="T43">метод </text:span><text:span text:style-name="T42">идентификации — это метод понимания другого, мысленно поставить себя на место другого</text:span></text:p>
        </text:list-item>
        <text:list-item>
          <text:p text:style-name="P52">диалогическая беседа</text:p>
        </text:list-item>
        <text:list-item>
          <text:p text:style-name="P56"><text:span text:style-name="T27">биографический метод</text:span><text:span text:style-name="T53"> — это способ познания человека, основанный на понимании человека через его историю </text:span><text:span text:style-name="T54">(изучает становление развития личности человека)</text:span></text:p>
        </text:list-item>
        <text:list-item>
          <text:p text:style-name="P56"><text:span text:style-name="T54">м</text:span><text:span text:style-name="T56">етод интуиции — это знание, возникающее без осознания путей и условий его получения</text:span></text:p>
          <text:list>
            <text:list-item>
              <text:p text:style-name="P57">пример с казино, наш выбор основывается на интуиции;</text:p>
            </text:list-item>
            <text:list-item>
              <text:p text:style-name="P57">ЕГЭ;</text:p>
            </text:list-item>
          </text:list>
        </text:list-item>
        <text:list-item>
          <text:p text:style-name="P58">интерпретация внутреннего мира другого — основана на использовании субъектом совокупности внутренних психологических средств своего психического опыта — понимание чужой душевной жизни, которое осуществляется в процессе аналогии</text:p>
        </text:list-item>
        <text:list-item>
          <text:p text:style-name="P59">герменевтика — искусство и теория истолкования различного рода текстов</text:p>
        </text:list-item>
      </text:list>
      <text:p text:style-name="P75"><text:span text:style-name="T55">3. </text:span><text:span text:style-name="T7">Методы практической </text:span><text:span text:style-name="T6">психологии</text:span></text:p>
      <text:list xml:id="list2129430332" text:style-name="L6">
        <text:list-item>
          <text:p text:style-name="P60">психологическое консультирование</text:p>
        </text:list-item>
        <text:list-item>
          <text:p text:style-name="P60">психологическая коррекция</text:p>
        </text:list-item>
        <text:list-item>
          <text:p text:style-name="P60">психотерапия</text:p>
          <text:list>
            <text:list-item>
              <text:p text:style-name="P60">клиническая — <text:span text:style-name="T91">это комплексное лечебное воздействие на человека при психических, нервных, </text:span><text:span text:style-name="T92">психосоматических и наркологических заболеваний</text:span>;</text:p>
            </text:list-item>
            <text:list-item>
              <text:p text:style-name="P60">личностно-ориентированная — содействие человеку к изменению отношения к окружающему миру <text:span text:style-name="T88">и самому себе</text:span>;</text:p>
              <text:list>
                <text:list-item>
                  <text:p text:style-name="P62"><text:span text:style-name="T94">техника гипноза — </text:span>гипноз — это временное состояние сознания, характеризующееся сужением его объёма и направленностью на содержание внушаемого <text:span text:style-name="T93">(Фрейд)</text:span>;</text:p>
                </text:list-item>
                <text:list-item>
                  <text:p text:style-name="P63">техника психоанализа — психоанализ — это способ работы с психологической реальностью <text:span text:style-name="T95">(Фрейд)</text:span>;</text:p>
                  <text:list>
                    <text:list-item>
                      <text:p text:style-name="P64">анализ сновидений;</text:p>
                    </text:list-item>
                    <text:list-item>
                      <text:p text:style-name="P72"><text:span text:style-name="T60">метод свободных ассоциация;</text:span></text:p>
                    </text:list-item>
                    <text:list-item>
                      <text:p text:style-name="P88"><text:span text:style-name="T52">групповые формы терапии:</text:span></text:p>
                      <text:list>
                        <text:list-item>
                          <text:p text:style-name="P89"><text:span text:style-name="T52">групповая терапия (</text:span><text:span text:style-name="T5">profit!</text:span><text:span text:style-name="T52">) </text:span><text:span text:style-name="T61">—</text:span><text:span text:style-name="T52"> </text:span><text:span text:style-name="T11">имеет большое значение обратная связь</text:span><text:span text:style-name="T19"> </text:span><text:span text:style-name="T61">(!);</text:span></text:p>
                        </text:list-item>
                        <text:list-item>
                          <text:p text:style-name="P90"><text:span text:style-name="T52">группы тренингов — эти группы ориентированны на развитие умений организационных, управленческих навыков деятельности (умение выстраивать контакты); направлены на развитие личности;</text:span></text:p>
                          <text:list>
                            <text:list-item>
                              <text:p text:style-name="P90"><text:span text:style-name="T52">личностный рост;</text:span></text:p>
                            </text:list-item>
                            <text:list-item>
                              <text:p text:style-name="P90"><text:span text:style-name="T52">тренинги развития различных умений;</text:span></text:p>
                            </text:list-item>
                          </text:list>
                        </text:list-item>
                        <text:list-item>
                          <text:p text:style-name="P90"><text:span text:style-name="T52">группы встреч — ориентированны на личностный рост, на самовыражение (Карл Роджерс)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1"><text:span text:style-name="T52">психодрамы — </text:span><text:span text:style-name="T62">это </text:span><text:span text:style-name="T52">метод, в котором используется метод драматической импровизации, который направлен на изучение внутреннего мира клиента(Джакоб Морено)</text:span></text:p>
          <text:list>
            <text:list-item>
              <text:p text:style-name="P91"><text:span text:style-name="T52">ролевая игра;</text:span></text:p>
            </text:list-item>
          </text:list>
        </text:list-item>
        <text:list-item>
          <text:p text:style-name="P61"><text:soft-page-break/>телесная терапия — <text:span text:style-name="T96">это </text:span>принятие своего конструкта «Я»; <text:span text:style-name="T97">исследование своих ощущений</text:span></text:p>
        </text:list-item>
        <text:list-item>
          <text:p text:style-name="P61">танцевальная терапия — <text:span text:style-name="T97">служит коммуникацией с точки зрения движения; освобождение себя от эмоциональных оков</text:span></text:p>
        </text:list-item>
        <text:list-item>
          <text:p text:style-name="P71"><text:span text:style-name="T57">арт-терапия — терапия с использованием искусства </text:span><text:span text:style-name="T58">(лепка, песочная терапия, </text:span><text:span text:style-name="T63">раскраски, ...</text:span><text:span text:style-name="T58">)</text:span></text:p>
        </text:list-item>
        <text:list-item>
          <text:p text:style-name="P74"><text:span text:style-name="T52">тренинг умений — способствует развитию умений в стрессовых ситуациях</text:span></text:p>
        </text:list-item>
        <text:list-item>
          <text:p text:style-name="P73"><text:span text:style-name="T65">логотерапия — </text:span><text:span text:style-name="T64">помогает человеку найти смысл жизни</text:span></text:p>
        </text:list-item>
      </text:list>
      <text:h text:style-name="P24" text:outline-level="1"><text:bookmark-start text:name="__RefHeading___Toc831_3241821057"/><text:span text:style-name="T81">Лекция №2 (15.02.2021)</text:span><text:bookmark-end text:name="__RefHeading___Toc831_3241821057"/></text:h>
      <text:h text:style-name="P29" text:outline-level="2"><text:bookmark-start text:name="__RefHeading___Toc833_3241821057"/><text:span text:style-name="T73">О</text:span><text:span text:style-name="T51">трасли психологии</text:span><text:bookmark-end text:name="__RefHeading___Toc833_3241821057"/></text:h>
      <text:p text:style-name="P76"><text:span text:style-name="T52">1. </text:span><text:span text:style-name="T5">Отрасли психологии по сферам и видам деятельности</text:span></text:p>
      <text:list xml:id="list1074444984" text:style-name="L9">
        <text:list-item>
          <text:p text:style-name="P77"><text:span text:style-name="T52">Отрасли психологии, которые и</text:span><text:span text:style-name="T66">зучают психологические проблемы конкретных видов человеческой деятельности</text:span></text:p>
          <text:list>
            <text:list-item>
              <text:p text:style-name="P78"><text:span text:style-name="T52">психология труда </text:span><text:span text:style-name="T67">(</text:span><text:span text:style-name="T52">Раченко «Научная организация труда»</text:span><text:span text:style-name="T67">);</text:span></text:p>
            </text:list-item>
            <text:list-item>
              <text:p text:style-name="P79"><text:span text:style-name="T52">медицинская психология — изучает психологические аспекты здоровья и болезни;</text:span></text:p>
            </text:list-item>
            <text:list-item>
              <text:p text:style-name="P79"><text:span text:style-name="T52">педагогическая </text:span><text:span text:style-name="T59">психология —</text:span><text:span text:style-name="T52"> <text:s/></text:span><text:span text:style-name="T68">изучает психологические закономерности под средством обучения и воспитания;</text:span></text:p>
            </text:list-item>
            <text:list-item>
              <text:p text:style-name="P79"><text:span text:style-name="T52">юридическая </text:span><text:span text:style-name="T59">психология;</text:span></text:p>
              <text:list>
                <text:list-item>
                  <text:p text:style-name="P80"><text:span text:style-name="T59">с</text:span><text:span text:style-name="T52">удебная — изучаем психические особенности поведения участников уголовного процесса;</text:span></text:p>
                </text:list-item>
                <text:list-item>
                  <text:p text:style-name="P80"><text:span text:style-name="T52">криминальная <text:s/>— изучаем проблемы поведения преступников (мотивы);</text:span></text:p>
                </text:list-item>
              </text:list>
            </text:list-item>
            <text:list-item>
              <text:p text:style-name="P92"><text:span text:style-name="T18">и</text:span><text:span text:style-name="T20">нженерная психология — </text:span><text:span text:style-name="T21">изучает информационное воздействие на человека (связь: человек - техника);</text:span></text:p>
            </text:list-item>
            <text:list-item>
              <text:p text:style-name="P65"><text:span text:style-name="T13">спортивная психология — </text:span><text:span text:style-name="T14">изучает </text:span><text:span text:style-name="T15">психологические особенности деятельности и личности спортсменов; изучает условия психологической подготовки спортсменов;</text:span></text:p>
            </text:list-item>
            <text:list-item>
              <text:p text:style-name="P66"><text:span text:style-name="T15">п</text:span><text:span text:style-name="T13">сихология рекламы</text:span></text:p>
            </text:list-item>
            <text:list-item>
              <text:p text:style-name="P66"><text:span text:style-name="T13">психология бизнеса</text:span></text:p>
            </text:list-item>
            <text:list-item>
              <text:p text:style-name="P66"><text:span text:style-name="T13">психология творчества</text:span></text:p>
            </text:list-item>
            <text:list-item>
              <text:p text:style-name="P66"><text:span text:style-name="T13">…</text:span></text:p>
            </text:list-item>
          </text:list>
        </text:list-item>
      </text:list>
      <text:p text:style-name="P67"><text:span text:style-name="T13">2. </text:span><text:span text:style-name="T9">Отрасли психологии по объекту и специфики развития</text:span></text:p>
      <text:list xml:id="list1063042886" text:style-name="L11">
        <text:list-item>
          <text:p text:style-name="P68"><text:span text:style-name="T13">возрастная психология — прослеживает развитие психики человека в онтогенезе;</text:span></text:p>
          <text:list>
            <text:list-item>
              <text:p text:style-name="P68"><text:span text:style-name="T13">детства</text:span></text:p>
            </text:list-item>
            <text:list-item>
              <text:p text:style-name="P68"><text:span text:style-name="T13">дошкольника</text:span></text:p>
            </text:list-item>
            <text:list-item>
              <text:p text:style-name="P68"><text:span text:style-name="T13">подростка</text:span></text:p>
            </text:list-item>
            <text:list-item>
              <text:p text:style-name="P68"><text:span text:style-name="T13">юношества</text:span></text:p>
            </text:list-item>
            <text:list-item>
              <text:p text:style-name="P68"><text:span text:style-name="T13">взрослого человека</text:span></text:p>
            </text:list-item>
            <text:list-item>
              <text:p text:style-name="P68"><text:span text:style-name="T13">геронтопсихология (пожилые люди)</text:span></text:p>
            </text:list-item>
          </text:list>
        </text:list-item>
        <text:list-item>
          <text:p text:style-name="P68"><text:span text:style-name="T13">сравнительная психология — изучает закономерности, </text:span><text:span text:style-name="T16">происхождения и развития психики животных и человека;</text:span></text:p>
        </text:list-item>
        <text:list-item>
          <text:p text:style-name="P69"><text:span text:style-name="T13">специальная психология — исследует определённые нарушения психического развития человека;</text:span></text:p>
        </text:list-item>
      </text:list>
      <text:p text:style-name="P70"><text:span text:style-name="T13">3. </text:span><text:span text:style-name="T9">Отрасли психологии, которые изучают отношения личности и общества</text:span></text:p>
      <text:list xml:id="list1075347211" text:style-name="L12">
        <text:list-item>
          <text:p text:style-name="P93"><text:span text:style-name="T17">социальная психология — исследует психические явления в процессе взаимоотношения людей в социуме, а также исследует характеристики самих групп</text:span></text:p>
        </text:list-item>
        <text:list-item>
          <text:p text:style-name="P94"><text:span text:style-name="T17">этнопсихология — изучает национально психологические особенности этносов (этнические стереотипы)</text:span></text:p>
        </text:list-item>
      </text:list>
      <text:h text:style-name="P30" text:outline-level="2"><text:bookmark-start text:name="__RefHeading___Toc835_3241821057"/><text:span text:style-name="T24">Этапы становления и развития психологии как науки</text:span><text:bookmark-end text:name="__RefHeading___Toc835_3241821057"/></text:h>
      <text:p text:style-name="P95"><text:span text:style-name="T17">1. </text:span><text:span text:style-name="T5">Долаунчная психология</text:span><text:span text:style-name="T17"> (со времён Античности до Средневековья)</text:span></text:p>
      <text:p text:style-name="P98"><text:span text:style-name="T22">Первые представления о душе человека. Связывали с дыханием человека.</text:span></text:p>
      <text:list xml:id="list648478602" text:style-name="L13">
        <text:list-item>
          <text:p text:style-name="P99"><text:span text:style-name="T22">панпсихизм — психика присуща одушевлённо природе;</text:span></text:p>
        </text:list-item>
        <text:list-item>
          <text:p text:style-name="P96"><text:span text:style-name="T17">биопсихизм — душу имеет не всё, а только живое;</text:span></text:p>
        </text:list-item>
        <text:list-item>
          <text:p text:style-name="P96"><text:span text:style-name="T17">нейропсихизм — душу имеют только те существа, которые имею нервную систему;</text:span></text:p>
        </text:list-item>
        <text:list-item>
          <text:p text:style-name="P96"><text:span text:style-name="T17">антропопсихизм — только человек имеет душу;</text:span></text:p>
        </text:list-item>
      </text:list>
      <text:p text:style-name="P95"><text:soft-page-break/><text:span text:style-name="T17">2. <text:s/></text:span><text:span text:style-name="T5">17 век</text:span></text:p>
      <text:p text:style-name="P95"><text:span text:style-name="T17">Учёные: Бэкон, Спиноза, Декарт, …</text:span></text:p>
      <text:list xml:id="list2582721899" text:style-name="L14">
        <text:list-item>
          <text:p text:style-name="P97"><text:span text:style-name="T17">Чувства — это единственный источник познания (Бэкон)</text:span></text:p>
        </text:list-item>
        <text:list-item>
          <text:p text:style-name="P100"><text:span text:style-name="T17">Разум — это <text:s/></text:span><text:span text:style-name="T22">единственный источник </text:span><text:span text:style-name="T17">познания (Декарт)</text:span></text:p>
        </text:list-item>
      </text:list>
      <text:p text:style-name="P101"><text:span text:style-name="T23">3. </text:span><text:span text:style-name="T8">Психология как наука</text:span></text:p>
      <text:list xml:id="list1523151857" text:style-name="L16">
        <text:list-item>
          <text:p text:style-name="P102"><text:span text:style-name="T23">1879 год — Вильгельм </text:span><text:span text:style-name="T12">Вундт</text:span><text:span text:style-name="T23"> основал первую психологическую лабораторию</text:span></text:p>
        </text:list-item>
      </text:list>
      <text:p text:style-name="P105"><text:span text:style-name="T52">Опирался на идеи Декарта</text:span></text:p>
      <text:p text:style-name="P105"><text:span text:style-name="T26">Психология</text:span><text:span text:style-name="T52"> — это наука о внутреннем опыте человека, доступная через самонаблюдение</text:span></text:p>
      <text:p text:style-name="P106"><text:span text:style-name="T26">Метод:</text:span><text:span text:style-name="T52"> интроспекция</text:span></text:p>
      <text:p text:style-name="P106"><text:span text:style-name="T52">Физиологическая психология</text:span></text:p>
      <text:p text:style-name="P106"><text:span text:style-name="T26">Предмет исследования психологии:</text:span><text:span text:style-name="T52"> сознание </text:span><text:span text:style-name="T70">(по Вундту)</text:span></text:p>
      <text:p text:style-name="P107"><text:span text:style-name="T69">В</text:span><text:span text:style-name="T52">едущий психический процесс — ощущение</text:span></text:p>
      <text:p text:style-name="P107"><text:span text:style-name="T52">«Что вижу, то и наблюдаю»</text:span></text:p>
      <text:p text:style-name="P108"><text:span text:style-name="T52">Вундт изучал психологию народов</text:span></text:p>
      <text:list xml:id="list4088649610" text:style-name="L18">
        <text:list-item>
          <text:p text:style-name="P37"><text:span text:style-name="T35">Бихевиоризм</text:span></text:p>
          <text:p text:style-name="P81"><text:span text:style-name="T52">Основатель: Джон </text:span><text:span text:style-name="T29">Вотсон</text:span></text:p>
          <text:p text:style-name="P81"><text:span text:style-name="T52">Год основания: 1913 год</text:span></text:p>
          <text:p text:style-name="P81"><text:span text:style-name="T52">Вопрос: «Каким образом психологию можно сделать науку?»</text:span></text:p>
          <text:p text:style-name="P81"><text:span text:style-name="T52">«Сознание — это чёрный ящик»</text:span></text:p>
          <text:p text:style-name="P82"><text:span text:style-name="T52">Законы Торен </text:span><text:span text:style-name="T26">Дайка</text:span><text:span text:style-name="T52"> (экспериментировал над животными)</text:span></text:p>
          <text:list>
            <text:list-item>
              <text:p text:style-name="P82"><text:span text:style-name="T52">закон обучения</text:span></text:p>
            </text:list-item>
            <text:list-item>
              <text:p text:style-name="P82"><text:span text:style-name="T52">закон полезности — лучше запоминает то, что получает положительное подкрепление</text:span></text:p>
            </text:list-item>
            <text:list-item>
              <text:p text:style-name="P82"><text:span text:style-name="T52">закон повторения</text:span></text:p>
            </text:list-item>
          </text:list>
        </text:list-item>
      </text:list>
      <text:p text:style-name="P109"><text:span text:style-name="T26">Ски</text:span><text:span text:style-name="T31">н</text:span><text:span text:style-name="T26">нер</text:span><text:span text:style-name="T52"> считал, что развитие человека идёт от респондентного поведения к операндному обучению</text:span></text:p>
      <text:p text:style-name="P109"><text:span text:style-name="T26">Респондентное поведение</text:span><text:span text:style-name="T52"> — поведение, которое демонстрируют животные и маленькие дети </text:span><text:span text:style-name="T71">(автоматические реакции организма)</text:span></text:p>
      <text:p text:style-name="P110"><text:span text:style-name="T30">О</text:span><text:span text:style-name="T26">перанд</text:span><text:span text:style-name="T52"> — это стимул предшествующий поведению</text:span></text:p>
      <text:p text:style-name="P110"><text:span text:style-name="T26">Поведение</text:span><text:span text:style-name="T52"> — направлено на получения результата</text:span></text:p>
      <text:p text:style-name="P110"><text:span text:style-name="T52">Концепция подкрепления</text:span></text:p>
      <text:list xml:id="list3200107869" text:style-name="L20">
        <text:list-item>
          <text:p text:style-name="P83"><text:span text:style-name="T52">позитивное подкрепление</text:span></text:p>
          <text:list>
            <text:list-item>
              <text:p text:style-name="P83"><text:span text:style-name="T52">похвала</text:span></text:p>
            </text:list-item>
          </text:list>
        </text:list-item>
        <text:list-item>
          <text:p text:style-name="P83"><text:span text:style-name="T52">негативное подкрепление</text:span></text:p>
          <text:list>
            <text:list-item>
              <text:p text:style-name="P84"><text:span text:style-name="T52">критика</text:span></text:p>
            </text:list-item>
            <text:list-item>
              <text:p text:style-name="P84"><text:span text:style-name="T52">дискомфорт</text:span></text:p>
            </text:list-item>
          </text:list>
        </text:list-item>
      </text:list>
      <text:p text:style-name="P85"><text:span text:style-name="T52"><text:tab/></text:span><text:span text:style-name="T72">Обучение по Скиннеру — сотрудничество</text:span></text:p>
      <text:list xml:id="list3341171915" text:style-name="L21">
        <text:list-item>
          <text:p text:style-name="P38"><text:span text:style-name="T72">П</text:span><text:span text:style-name="T52">сихоаналитическое направление</text:span></text:p>
          <text:p text:style-name="P86"><text:span text:style-name="T52">Зигмунд </text:span><text:span text:style-name="T26">Фрейд</text:span></text:p>
          <text:p text:style-name="P86"><text:span text:style-name="T52">При неврозе органических нарушений нет</text:span></text:p>
          <text:p text:style-name="P87"><text:span text:style-name="T25">Виды неврозов (по Фрейду)</text:span>:</text:p>
          <text:list>
            <text:list-item>
              <text:p text:style-name="P87">неврастения — основной конфликт «хочу, но не могу» (человек что-то хочет, но не может)</text:p>
            </text:list-item>
            <text:list-item>
              <text:p text:style-name="P87">психостения — основной конфликт «нерешительность, безволие»</text:p>
            </text:list-item>
            <text:list-item>
              <text:p text:style-name="P86"><text:span text:style-name="T52">истерия — основной конфликт «хочу, не дают; не хочу, заставляют»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02:44.495066794</meta:creation-date>
    <dc:date>2021-02-15T21:06:49.977550042</dc:date>
    <meta:editing-duration>PT9H31M5S</meta:editing-duration>
    <meta:editing-cycles>98</meta:editing-cycles>
    <meta:generator>LibreOffice/6.4.6.2$Linux_X86_64 LibreOffice_project/40$Build-2</meta:generator>
    <meta:document-statistic meta:table-count="0" meta:image-count="0" meta:object-count="0" meta:page-count="8" meta:paragraph-count="193" meta:word-count="1236" meta:character-count="9799" meta:non-whitespace-character-count="8808"/>
  </office:meta>
</office:document-meta>
</file>